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pacity="30%" draw:textarea-horizontal-align="justify" draw:textarea-vertical-align="middle" draw:auto-grow-height="false" draw:shadow-opacity="3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Dashed_20__28_var_29_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Dashed_20__28_var_29_" draw:fill="solid" draw:fill-color="#99ccff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2cm" svg:height="7.62cm" svg:x="5.398cm" svg:y="3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2cm" svg:height="7.62cm" svg:x="9.999cm" svg:y="3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75cm" svg:height="0.635cm" svg:x="1.033cm" svg:y="9.8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2cm" svg:height="7.62cm" svg:x="14.6cm" svg:y="3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2cm" svg:height="0.635cm" svg:x="19.565cm" svg:y="4.5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0.635cm" svg:x="6.297cm" svg:y="9.8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0.635cm" svg:x="6.196cm" svg:y="9.6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0.635cm" svg:x="14.965cm" svg:y="9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0.635cm" svg:x="14.865cm" svg:y="9.6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0.635cm" svg:x="10.345cm" svg:y="9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0.635cm" svg:x="10.245cm" svg:y="9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275cm" svg:height="0.635cm" svg:x="0.835cm" svg:y="3.71cm">
          <text:p text:style-name="P1">Cap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715cm" svg:height="1.27cm" svg:x="19.31cm" svg:y="8.73cm">
          <text:p text:style-name="P1">Tracked Objects </text:p>
          <text:p text:style-name="P1">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75cm" svg:height="0.635cm" svg:x="0.834cm" svg:y="9.6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81cm" svg:height="0.635cm" svg:x="10.145cm" svg:y="9.425cm">
          <text:p text:style-name="P1">Obj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81cm" svg:height="0.635cm" svg:x="14.765cm" svg:y="9.424cm">
          <text:p text:style-name="P1">ObjTra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175cm" svg:height="0.635cm" svg:x="6.1cm" svg:y="9.425cm">
          <text:p text:style-name="P1">ImgPro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81cm" svg:height="1.905cm" svg:x="1.035cm" svg:y="13.235cm">
          <text:p text:style-name="P1">Fram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5cm" svg:height="1.905cm" svg:x="14.9cm" svg:y="13.235cm">
          <text:p text:style-name="P1">Tracked</text:p>
          <text:p text:style-name="P1">Obj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705cm" svg:y1="1.94cm" svg:x2="14.71cm" svg:y2="0.715cm">
          <text:p/>
        </draw:line>
        <draw:line draw:style-name="gr4" draw:text-style-name="P1" draw:layer="layout" svg:x1="15.89cm" svg:y1="10.063cm" svg:x2="15.89cm" svg:y2="13.238cm">
          <text:p/>
        </draw:line>
        <draw:line draw:style-name="gr4" draw:text-style-name="P1" draw:layer="layout" svg:x1="16.59cm" svg:y1="10.064cm" svg:x2="16.59cm" svg:y2="13.239cm">
          <text:p/>
        </draw:line>
        <draw:line draw:style-name="gr4" draw:text-style-name="P1" draw:layer="layout" svg:x1="17.29cm" svg:y1="10.065cm" svg:x2="17.29cm" svg:y2="13.24cm">
          <text:p/>
        </draw:line>
        <draw:line draw:style-name="gr4" draw:text-style-name="P1" draw:layer="layout" svg:x1="7.385cm" svg:y1="0.415cm" svg:x2="7.385cm" svg:y2="1.64cm">
          <text:p/>
        </draw:line>
        <draw:line draw:style-name="gr5" draw:text-style-name="P1" draw:layer="layout" svg:x1="0.7cm" svg:y1="7.35cm" svg:x2="24.83cm" svg:y2="7.36cm">
          <text:p/>
        </draw:line>
        <draw:frame draw:style-name="gr6" draw:layer="layout" svg:width="1.905cm" svg:height="0.962cm" svg:x="0.3cm" svg:y="6.388cm">
          <draw:text-box>
            <text:p>Java</text:p>
          </draw:text-box>
        </draw:frame>
        <draw:frame draw:style-name="gr7" draw:layer="layout" svg:width="2.297cm" svg:height="0.962cm" svg:x="0.268cm" svg:y="7.59cm">
          <draw:text-box>
            <text:p>Native</text:p>
          </draw:text-box>
        </draw:frame>
        <draw:custom-shape draw:style-name="gr8" draw:text-style-name="P1" draw:layer="layout" svg:width="21.49cm" svg:height="3.81cm" svg:x="0.4cm" svg:y="12.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998cm" svg:height="0.806cm" svg:x="0.512cm" svg:y="15.508cm">
          <draw:text-box>
            <text:p><text:span text:style-name="T1">Global Data Queues</text:span></text:p>
          </draw:text-box>
        </draw:frame>
        <draw:frame draw:style-name="gr7" draw:text-style-name="P3" draw:layer="layout" svg:width="2.932cm" svg:height="1.199cm" svg:x="22.198cm" svg:y="14.841cm">
          <draw:text-box>
            <text:p><text:span text:style-name="T2">Note: </text:span></text:p>
            <text:p><text:span text:style-name="T2">A = Available</text:span></text:p>
          </draw:text-box>
        </draw:frame>
        <draw:line draw:style-name="gr4" draw:text-style-name="P1" draw:layer="layout" svg:x1="2.61cm" svg:y1="4.39cm" svg:x2="2.61cm" svg:y2="9.47cm">
          <text:p/>
        </draw:line>
        <draw:line draw:style-name="gr4" draw:text-style-name="P1" draw:layer="layout" svg:x1="7.01cm" svg:y1="4.39cm" svg:x2="7.01cm" svg:y2="9.47cm">
          <text:p/>
        </draw:line>
        <draw:line draw:style-name="gr4" draw:text-style-name="P1" draw:layer="layout" svg:x1="7.61cm" svg:y1="4.39cm" svg:x2="7.61cm" svg:y2="9.47cm">
          <text:p/>
        </draw:line>
        <draw:line draw:style-name="gr4" draw:text-style-name="P1" draw:layer="layout" svg:x1="8.21cm" svg:y1="4.39cm" svg:x2="8.21cm" svg:y2="9.47cm">
          <text:p/>
        </draw:line>
        <draw:line draw:style-name="gr4" draw:text-style-name="P1" draw:layer="layout" svg:x1="11.41cm" svg:y1="4.39cm" svg:x2="11.41cm" svg:y2="9.47cm">
          <text:p/>
        </draw:line>
        <draw:line draw:style-name="gr4" draw:text-style-name="P1" draw:layer="layout" svg:x1="12.01cm" svg:y1="4.39cm" svg:x2="12.01cm" svg:y2="9.47cm">
          <text:p/>
        </draw:line>
        <draw:line draw:style-name="gr4" draw:text-style-name="P1" draw:layer="layout" svg:x1="12.61cm" svg:y1="4.39cm" svg:x2="12.61cm" svg:y2="9.47cm">
          <text:p/>
        </draw:line>
        <draw:line draw:style-name="gr4" draw:text-style-name="P1" draw:layer="layout" svg:x1="15.91cm" svg:y1="4.39cm" svg:x2="15.91cm" svg:y2="9.47cm">
          <text:p/>
        </draw:line>
        <draw:line draw:style-name="gr4" draw:text-style-name="P1" draw:layer="layout" svg:x1="16.51cm" svg:y1="4.39cm" svg:x2="16.51cm" svg:y2="9.47cm">
          <text:p/>
        </draw:line>
        <draw:line draw:style-name="gr4" draw:text-style-name="P1" draw:layer="layout" svg:x1="17.11cm" svg:y1="4.39cm" svg:x2="17.11cm" svg:y2="9.47cm">
          <text:p/>
        </draw:line>
        <draw:custom-shape draw:style-name="gr2" draw:text-style-name="P1" draw:layer="layout" svg:width="4.52cm" svg:height="0.635cm" svg:x="19.465cm" svg:y="4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0.635cm" svg:x="10.345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0.635cm" svg:x="10.245cm" svg:y="5.1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81cm" svg:height="0.635cm" svg:x="10.145cm" svg:y="4.926cm">
          <text:p text:style-name="P1">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0.635cm" svg:x="14.965cm" svg:y="5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0.635cm" svg:x="14.865cm" svg:y="5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81cm" svg:height="0.635cm" svg:x="14.765cm" svg:y="4.925cm">
          <text:p text:style-name="P1">Tra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0.635cm" svg:x="6.197cm" svg:y="5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0.635cm" svg:x="6.096cm" svg:y="5.1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175cm" svg:height="0.635cm" svg:x="6cm" svg:y="4.926cm">
          <text:p text:style-name="P1">ImgPro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0.58cm" svg:y1="13.175cm" svg:x2="20.58cm" svg:y2="10cm">
          <text:p/>
        </draw:line>
        <draw:line draw:style-name="gr4" draw:text-style-name="P1" draw:layer="layout" svg:x1="20.58cm" svg:y1="8.73cm" svg:x2="20.58cm" svg:y2="5.155cm">
          <text:p/>
        </draw:line>
        <draw:line draw:style-name="gr4" draw:text-style-name="P1" draw:layer="layout" svg:x1="20.58cm" svg:y1="4.285cm" svg:x2="20.58cm" svg:y2="3.015cm">
          <text:p/>
        </draw:line>
        <draw:custom-shape draw:style-name="gr3" draw:text-style-name="P1" draw:layer="layout" svg:width="3.81cm" svg:height="0.635cm" svg:x="14.83cm" svg:y="3.81cm">
          <text:p text:style-name="P1">A-Track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81cm" svg:height="0.635cm" svg:x="10.12cm" svg:y="3.81cm">
          <text:p text:style-name="P1">A-Detec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81cm" svg:height="0.635cm" svg:x="5.81cm" svg:y="3.85cm">
          <text:p text:style-name="P1">A-ImgPro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1cm" svg:y1="10.011cm" svg:x2="3.21cm" svg:y2="13.186cm">
          <text:p/>
        </draw:line>
        <draw:line draw:style-name="gr4" draw:text-style-name="P1" draw:layer="layout" svg:x1="2.71cm" svg:y1="10.011cm" svg:x2="2.71cm" svg:y2="13.186cm">
          <text:p/>
        </draw:line>
        <draw:line draw:style-name="gr4" draw:text-style-name="P1" draw:layer="layout" svg:x1="2.21cm" svg:y1="10.011cm" svg:x2="2.21cm" svg:y2="13.186cm">
          <text:p/>
        </draw:line>
        <draw:custom-shape draw:style-name="gr3" draw:text-style-name="P1" draw:layer="layout" svg:width="3.275cm" svg:height="0.635cm" svg:x="0.635cm" svg:y="9.425cm">
          <text:p text:style-name="P1">De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4cm" svg:y1="0.475cm" svg:x2="2.84cm" svg:y2="3.65cm">
          <text:p/>
        </draw:line>
        <draw:custom-shape draw:style-name="gr3" draw:text-style-name="P1" draw:layer="layout" svg:width="19.685cm" svg:height="0.635cm" svg:x="2.205cm" svg:y="0.08cm">
          <text:p text:style-name="P1">VisionComponentImp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285cm" svg:y1="2.18cm" svg:x2="7.285cm" svg:y2="3.45cm">
          <text:p/>
        </draw:line>
        <draw:line draw:style-name="gr4" draw:text-style-name="P1" draw:layer="layout" svg:x1="11.945cm" svg:y1="2.154cm" svg:x2="11.945cm" svg:y2="3.424cm">
          <text:p/>
        </draw:line>
        <draw:line draw:style-name="gr4" draw:text-style-name="P1" draw:layer="layout" svg:x1="16.505cm" svg:y1="2.128cm" svg:x2="16.505cm" svg:y2="3.398cm">
          <text:p/>
        </draw:line>
        <draw:custom-shape draw:style-name="gr3" draw:text-style-name="P1" draw:layer="layout" svg:width="12.97cm" svg:height="0.635cm" svg:x="5.11cm" svg:y="1.68cm">
          <text:p text:style-name="P1">AvailableSearchManag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2cm" svg:height="0.635cm" svg:x="19.365cm" svg:y="4.16cm">
          <text:p text:style-name="P1">MemoryOb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0.62cm" svg:y1="2.58cm" svg:x2="20.62cm" svg:y2="0.675cm">
          <text:p/>
        </draw:line>
        <draw:custom-shape draw:style-name="gr3" draw:text-style-name="P1" draw:layer="layout" svg:width="5.08cm" svg:height="0.635cm" svg:x="19.31cm" svg:y="2.38cm">
          <text:p text:style-name="P1">STM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van Krause</meta:initial-creator>
    <meta:creation-date>2011-04-04T16:59:03</meta:creation-date>
    <dc:date>2014-06-11T15:42:16</dc:date>
    <meta:editing-duration>P1DT21H36M41S</meta:editing-duration>
    <meta:editing-cycles>18</meta:editing-cycles>
    <meta:generator>LibreOffice/3.5$Linux_X86_64 LibreOffice_project/350m1$Build-2</meta:generator>
    <meta:document-statistic meta:object-count="69"/>
  </office:meta>
</office:document-meta>
</file>